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9.25mm"/>
    </style:style>
    <style:style style:name="co2" style:family="table-column">
      <style:table-column-properties fo:break-before="auto" style:column-width="23.3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/>
    </style:style>
    <style:style style:name="ce4" style:family="table-cell" style:parent-style-name="Default">
      <style:table-cell-properties fo:background-color="transparent"/>
      <style:text-properties style:font-name="Liberation Serif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odafon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honeNumbe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iccid</text:p>
          </table:table-cell>
          <table:table-cell office:value-type="string" calcext:value-type="string">
            <text:p>ean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pu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dafoneA1</text:p>
          </table:table-cell>
          <table:table-cell table:style-name="Default" office:value-type="float" office:value="3487929876" calcext:value-type="float">
            <text:p>3487929876</text:p>
          </table:table-cell>
          <table:table-cell office:value-type="string" calcext:value-type="string">
            <text:p>Vodaf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dafoneA2</text:p>
          </table:table-cell>
          <table:table-cell table:style-name="Default" office:value-type="float" office:value="3423614325" calcext:value-type="float">
            <text:p>3423614325</text:p>
          </table:table-cell>
          <table:table-cell office:value-type="string" calcext:value-type="string">
            <text:p>Vodaf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dafoneA3</text:p>
          </table:table-cell>
          <table:table-cell table:style-name="Default" office:value-type="float" office:value="3420911108" calcext:value-type="float">
            <text:p>3420911108</text:p>
          </table:table-cell>
          <table:table-cell office:value-type="string" calcext:value-type="string">
            <text:p>Vodaf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dafoneA4</text:p>
          </table:table-cell>
          <table:table-cell table:style-name="Default" office:value-type="float" office:value="3461111185" calcext:value-type="float">
            <text:p>3461111185</text:p>
          </table:table-cell>
          <table:table-cell office:value-type="string" calcext:value-type="string">
            <text:p>Vodaf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dafoneA5</text:p>
          </table:table-cell>
          <table:table-cell table:style-name="Default" office:value-type="float" office:value="3458604474" calcext:value-type="float">
            <text:p>3458604474</text:p>
          </table:table-cell>
          <table:table-cell office:value-type="string" calcext:value-type="string">
            <text:p>Vodaf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dafoneA6</text:p>
          </table:table-cell>
          <table:table-cell table:style-name="Default" office:value-type="float" office:value="3484238161" calcext:value-type="float">
            <text:p>3484238161</text:p>
          </table:table-cell>
          <table:table-cell office:value-type="string" calcext:value-type="string">
            <text:p>Vodaf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dafoneA7</text:p>
          </table:table-cell>
          <table:table-cell table:style-name="Default" office:value-type="float" office:value="3420998993" calcext:value-type="float">
            <text:p>3420998993</text:p>
          </table:table-cell>
          <table:table-cell office:value-type="string" calcext:value-type="string">
            <text:p>Vodaf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dafoneA8</text:p>
          </table:table-cell>
          <table:table-cell table:style-name="Default" office:value-type="float" office:value="3451540059" calcext:value-type="float">
            <text:p>3451540059</text:p>
          </table:table-cell>
          <table:table-cell office:value-type="string" calcext:value-type="string">
            <text:p>Vodafone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 table:number-rows-repeated="16">
          <table:table-cell/>
          <table:table-cell table:style-name="ce2"/>
          <table:table-cell table:number-columns-repeated="1022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odafone2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honeNumbe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iccid</text:p>
          </table:table-cell>
          <table:table-cell office:value-type="string" calcext:value-type="string">
            <text:p>ean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pu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dafoneB1</text:p>
          </table:table-cell>
          <table:table-cell office:value-type="float" office:value="3461841212" calcext:value-type="float">
            <text:p>3461841212</text:p>
          </table:table-cell>
          <table:table-cell office:value-type="string" calcext:value-type="string">
            <text:p>Vodaf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dafoneB2</text:p>
          </table:table-cell>
          <table:table-cell office:value-type="float" office:value="3404659984" calcext:value-type="float">
            <text:p>3404659984</text:p>
          </table:table-cell>
          <table:table-cell office:value-type="string" calcext:value-type="string">
            <text:p>Vodaf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dafoneB3</text:p>
          </table:table-cell>
          <table:table-cell office:value-type="float" office:value="3428589237" calcext:value-type="float">
            <text:p>3428589237</text:p>
          </table:table-cell>
          <table:table-cell office:value-type="string" calcext:value-type="string">
            <text:p>Vodaf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dafoneB4</text:p>
          </table:table-cell>
          <table:table-cell table:style-name="ce4" office:value-type="float" office:value="3426677218" calcext:value-type="float">
            <text:p>3426677218</text:p>
          </table:table-cell>
          <table:table-cell office:value-type="string" calcext:value-type="string">
            <text:p>Vodaf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dafoneB5</text:p>
          </table:table-cell>
          <table:table-cell office:value-type="float" office:value="3429506939" calcext:value-type="float">
            <text:p>3429506939</text:p>
          </table:table-cell>
          <table:table-cell office:value-type="string" calcext:value-type="string">
            <text:p>Vodaf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dafoneB6</text:p>
          </table:table-cell>
          <table:table-cell office:value-type="float" office:value="3404257068" calcext:value-type="float">
            <text:p>3404257068</text:p>
          </table:table-cell>
          <table:table-cell office:value-type="string" calcext:value-type="string">
            <text:p>Vodaf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dafoneB7</text:p>
          </table:table-cell>
          <table:table-cell office:value-type="float" office:value="3426579418" calcext:value-type="float">
            <text:p>3426579418</text:p>
          </table:table-cell>
          <table:table-cell office:value-type="string" calcext:value-type="string">
            <text:p>Vodaf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dafoneB8</text:p>
          </table:table-cell>
          <table:table-cell office:value-type="float" office:value="3475559493" calcext:value-type="float">
            <text:p>3475559493</text:p>
          </table:table-cell>
          <table:table-cell office:value-type="string" calcext:value-type="string">
            <text:p>Vodafone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 table:number-rows-repeated="16">
          <table:table-cell/>
          <table:table-cell table:style-name="ce2"/>
          <table:table-cell table:number-columns-repeated="1022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9">00/00/0000</text:date>, <text:time style:data-style-name="N2" text:time-value="19:57:39.203276809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7T14:57:47.418573891</meta:creation-date>
    <dc:date>2021-03-19T19:59:21.476125334</dc:date>
    <meta:editing-duration>PT4H7M47S</meta:editing-duration>
    <meta:editing-cycles>22</meta:editing-cycles>
    <meta:generator>LibreOffice/6.0.7.3$Linux_X86_64 LibreOffice_project/00m0$Build-3</meta:generator>
    <meta:document-statistic meta:table-count="2" meta:cell-count="62" meta:object-count="0"/>
  </office:meta>
</office:document-meta>
</file>